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4.49mm"/>
    </style:style>
    <style:style style:name="co2" style:family="table-column">
      <style:table-column-properties fo:break-before="auto" style:column-width="54.91mm"/>
    </style:style>
    <style:style style:name="co3" style:family="table-column">
      <style:table-column-properties fo:break-before="auto" style:column-width="82.94mm"/>
    </style:style>
    <style:style style:name="co4" style:family="table-column">
      <style:table-column-properties fo:break-before="auto" style:column-width="80.82mm"/>
    </style:style>
    <style:style style:name="co5" style:family="table-column">
      <style:table-column-properties fo:break-before="auto" style:column-width="36.09mm"/>
    </style:style>
    <style:style style:name="co6" style:family="table-column">
      <style:table-column-properties fo:break-before="auto" style:column-width="190.96mm"/>
    </style:style>
    <style:style style:name="co7" style:family="table-column">
      <style:table-column-properties fo:break-before="auto" style:column-width="102.75mm"/>
    </style:style>
    <style:style style:name="co8" style:family="table-column">
      <style:table-column-properties fo:break-before="auto" style:column-width="209.78mm"/>
    </style:style>
    <style:style style:name="co9" style:family="table-column">
      <style:table-column-properties fo:break-before="auto" style:column-width="136.67mm"/>
    </style:style>
    <style:style style:name="co10" style:family="table-column">
      <style:table-column-properties fo:break-before="auto" style:column-width="49.23mm"/>
    </style:style>
    <style:style style:name="co11" style:family="table-column">
      <style:table-column-properties fo:break-before="auto" style:column-width="29.83mm"/>
    </style:style>
    <style:style style:name="co12" style:family="table-column">
      <style:table-column-properties fo:break-before="auto" style:column-width="193.11mm"/>
    </style:style>
    <style:style style:name="co13" style:family="table-column">
      <style:table-column-properties fo:break-before="auto" style:column-width="120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00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7f00ff"/>
    </style:style>
    <style:style style:name="ce10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ackground-color="#ff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7f00ff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siAnalysisOneFou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5" office:value-type="string" calcext:value-type="string">
            <text:p>Source API Name </text:p>
          </table:table-cell>
          <table:table-cell table:style-name="ce5" office:value-type="string" calcext:value-type="string">
            <text:p>API Source Method Name</text:p>
          </table:table-cell>
          <table:table-cell table:style-name="ce5" office:value-type="string" calcext:value-type="string">
            <text:p><text:s/>Line in Source Code </text:p>
          </table:table-cell>
          <table:table-cell table:style-name="ce5" office:value-type="string" calcext:value-type="string">
            <text:p><text:s/>Line in Jimple Code in Class </text:p>
          </table:table-cell>
          <table:table-cell table:style-name="ce5" office:value-type="string" calcext:value-type="string">
            <text:p><text:s/>Line in Jimple Code in Method </text:p>
          </table:table-cell>
          <table:table-cell table:style-name="ce5" office:value-type="string" calcext:value-type="string">
            <text:p><text:s/>Surrounding Method </text:p>
          </table:table-cell>
          <table:table-cell table:style-name="ce5" office:value-type="string" calcext:value-type="string">
            <text:p><text:s/>Containing Class </text:p>
          </table:table-cell>
          <table:table-cell table:style-name="ce5" office:value-type="string" calcext:value-type="string">
            <text:p><text:s/>Sink API Name </text:p>
          </table:table-cell>
          <table:table-cell table:style-name="ce5" office:value-type="string" calcext:value-type="string">
            <text:p>API Sink Method Name</text:p>
          </table:table-cell>
          <table:table-cell table:style-name="ce5" office:value-type="string" calcext:value-type="string">
            <text:p><text:s/>Line in Source Code </text:p>
          </table:table-cell>
          <table:table-cell table:style-name="ce5" office:value-type="string" calcext:value-type="string">
            <text:p><text:s/>Line in Jimple Code in Class </text:p>
          </table:table-cell>
          <table:table-cell table:style-name="ce5" office:value-type="string" calcext:value-type="string">
            <text:p><text:s/>Line in Jimple Code in Method </text:p>
          </table:table-cell>
          <table:table-cell table:style-name="ce5" office:value-type="string" calcext:value-type="string">
            <text:p><text:s/>Surrounding Method </text:p>
          </table:table-cell>
          <table:table-cell table:style-name="ce5" office:value-type="string" calcext:value-type="string">
            <text:p><text:s/>Containing Class </text:p>
          </table:table-cell>
          <table:table-cell table:style-name="ce5" office:value-type="string" calcext:value-type="string">
            <text:p>Verification of Flow</text:p>
          </table:table-cell>
          <table:table-cell table:style-name="ce5" table:number-columns-repeated="1001"/>
          <table:table-cell table:number-columns-repeated="8"/>
        </table:table-row>
        <table:table-row table:style-name="ro1">
          <table:table-cell table:style-name="ce6" office:value-type="string" calcext:value-type="string">
            <text:p>Correct in First Execution</text:p>
          </table:table-cell>
          <table:table-cell table:style-name="ce11" office:value-type="string" calcext:value-type="string">
            <text:p>Wrong in First Execution</text:p>
          </table:table-cell>
          <table:table-cell table:style-name="ce12" office:value-type="string" calcext:value-type="string">
            <text:p>New and Correct Compared to First Execution</text:p>
          </table:table-cell>
          <table:table-cell table:style-name="ce13" office:value-type="string" calcext:value-type="string">
            <text:p>New and Wrong Compared to First Execution</text:p>
          </table:table-cell>
          <table:table-cell table:style-name="ce5" table:number-columns-repeated="1012"/>
          <table:table-cell table:number-columns-repeated="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co.thefabulous.app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596" calcext:value-type="float">
            <text:p>159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java.lang.String b(android.database.sqlite.SQLiteDatabase,java.lang.String)</text:p>
          </table:table-cell>
          <table:table-cell table:style-name="ce1" office:value-type="string" calcext:value-type="string">
            <text:p>com.apptimize.fl</text:p>
          </table:table-cell>
          <table:table-cell table:style-name="ce1" office:value-type="string" calcext:value-type="string">
            <text:p>&lt;android.util.Log: int w(java.lang.String,java.lang.String)&gt;</text:p>
          </table:table-cell>
          <table:table-cell table:style-name="ce1" office:value-type="string" calcext:value-type="string">
            <text:p>int w(java.lang.String,java.lang.String)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void a(com.apptimize.ApptimizeOptions$LogLevel,boolean,boolean,java.lang.String,java.lang.String)</text:p>
          </table:table-cell>
          <table:table-cell table:style-name="ce1" office:value-type="string" calcext:value-type="string">
            <text:p>com.apptimize.c2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adidas.micoach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OutputStream: void write(byte[])&gt;</text:p>
          </table:table-cell>
          <table:table-cell table:style-name="ce1" office:value-type="string" calcext:value-type="string">
            <text:p>void write(byte[])</text:p>
          </table:table-cell>
          <table:table-cell table:number-columns-repeated="2" table:style-name="ce1" office:value-type="float" office:value="258" calcext:value-type="float">
            <text:p>25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void a(java.io.OutputStream)</text:p>
          </table:table-cell>
          <table:table-cell table:style-name="ce1" office:value-type="string" calcext:value-type="string">
            <text:p>crittercism.android.b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lang.ProcessBuilder: java.lang.ProcessBuilder command(java.lang.String[])&gt;</text:p>
          </table:table-cell>
          <table:table-cell table:style-name="ce1" office:value-type="string" calcext:value-type="string">
            <text:p>java.lang.ProcessBuilder command(java.lang.String[]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ava.lang.Process b()</text:p>
          </table:table-cell>
          <table:table-cell table:style-name="ce1" office:value-type="string" calcext:value-type="string">
            <text:p>crittercism.android.bt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lang.ProcessBuilder: void &lt;init&gt;(java.lang.String[])&gt;</text:p>
          </table:table-cell>
          <table:table-cell table:style-name="ce1" office:value-type="string" calcext:value-type="string">
            <text:p>void &lt;init&gt;(java.lang.String[]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Process b()</text:p>
          </table:table-cell>
          <table:table-cell table:style-name="ce1" office:value-type="string" calcext:value-type="string">
            <text:p>crittercism.android.bt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net.URL: void &lt;init&gt;(java.lang.String)&gt;</text:p>
          </table:table-cell>
          <table:table-cell table:style-name="ce1" office:value-type="string" calcext:value-type="string">
            <text:p>void &lt;init&gt;(java.lang.String)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va.net.URL a()</text:p>
          </table:table-cell>
          <table:table-cell table:style-name="ce1" office:value-type="string" calcext:value-type="string">
            <text:p>crittercism.android.cl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basti12354.minutesworkout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com.bikiniabs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net.wifi.WifiInfo: java.lang.String getMacAddress()&gt;</text:p>
          </table:table-cell>
          <table:table-cell table:style-name="ce1" office:value-type="string" calcext:value-type="string">
            <text:p>java.lang.String getMacAddress()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oid getMACAddress()</text:p>
          </table:table-cell>
          <table:table-cell table:style-name="ce1" office:value-type="string" calcext:value-type="string">
            <text:p>io.presage.services.finders.ProfileFinder</text:p>
          </table:table-cell>
          <table:table-cell table:style-name="ce1" office:value-type="string" calcext:value-type="string">
            <text:p>&lt;java.io.Writer: void write(java.lang.String,int,int)&gt;</text:p>
          </table:table-cell>
          <table:table-cell table:style-name="ce1" office:value-type="string" calcext:value-type="string">
            <text:p>void write(java.lang.String,int,int)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void string(java.lang.String)</text:p>
          </table:table-cell>
          <table:table-cell table:style-name="ce1" office:value-type="string" calcext:value-type="string">
            <text:p>shared.com.google.gson.stream.JsonWrit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telephony.TelephonyManager: java.lang.String getDeviceId()&gt;</text:p>
          </table:table-cell>
          <table:table-cell table:style-name="ce1" office:value-type="string" calcext:value-type="string">
            <text:p>java.lang.String getDeviceId()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getIMEI()</text:p>
          </table:table-cell>
          <table:table-cell table:style-name="ce1" office:value-type="string" calcext:value-type="string">
            <text:p>io.presage.services.finders.ProfileFinder</text:p>
          </table:table-cell>
          <table:table-cell table:style-name="ce1" office:value-type="string" calcext:value-type="string">
            <text:p>&lt;java.io.Writer: void write(java.lang.String,int,int)&gt;</text:p>
          </table:table-cell>
          <table:table-cell table:style-name="ce1" office:value-type="string" calcext:value-type="string">
            <text:p>void write(java.lang.String,int,int)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void string(java.lang.String)</text:p>
          </table:table-cell>
          <table:table-cell table:style-name="ce1" office:value-type="string" calcext:value-type="string">
            <text:p>shared.com.google.gson.stream.JsonWriter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davor.thirtydayfit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com.despdev.weight_loss_calculator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com.fddb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com.freshware.bloodpressure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oid &lt;init&gt;(android.database.Cursor)</text:p>
          </table:table-cell>
          <table:table-cell table:style-name="ce1" office:value-type="string" calcext:value-type="string">
            <text:p>com.freshware.bloodpressure.alerts.elements.Alert</text:p>
          </table:table-cell>
          <table:table-cell table:style-name="ce1" office:value-type="string" calcext:value-type="string">
            <text:p>&lt;android.content.Intent: android.content.Intent putExtra(java.lang.String,java.lang.String)&gt;</text:p>
          </table:table-cell>
          <table:table-cell table:style-name="ce1" office:value-type="string" calcext:value-type="string">
            <text:p>android.content.Intent putExtra(java.lang.String,java.lang.String)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ndroid.app.PendingIntent getAlarmIntent(android.content.Context,com.freshware.bloodpressure.alerts.elements.Alert,int)</text:p>
          </table:table-cell>
          <table:table-cell table:style-name="ce1" office:value-type="string" calcext:value-type="string">
            <text:p>com.freshware.bloodpressure.alerts.notifcations.AlertSchedu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oid &lt;init&gt;(android.database.Cursor)</text:p>
          </table:table-cell>
          <table:table-cell table:style-name="ce1" office:value-type="string" calcext:value-type="string">
            <text:p>com.freshware.bloodpressure.alerts.elements.Alert</text:p>
          </table:table-cell>
          <table:table-cell table:style-name="ce1" office:value-type="string" calcext:value-type="string">
            <text:p>&lt;android.content.Intent: android.content.Intent setAction(java.lang.String)&gt;</text:p>
          </table:table-cell>
          <table:table-cell table:style-name="ce1" office:value-type="string" calcext:value-type="string">
            <text:p>android.content.Intent setAction(java.lang.String)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ndroid.app.PendingIntent getAlarmIntent(android.content.Context,com.freshware.bloodpressure.alerts.elements.Alert,int)</text:p>
          </table:table-cell>
          <table:table-cell table:style-name="ce1" office:value-type="string" calcext:value-type="string">
            <text:p>com.freshware.bloodpressure.alerts.notifcations.AlertScheduler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jsdev.pfei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com.MayersDev.TestedeDiabete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com.mysugr.android.companion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void writeValueToFile(java.lang.String,java.lang.String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android.util.Log: int d(java.lang.String,java.lang.String)&gt;</text:p>
          </table:table-cell>
          <table:table-cell table:style-name="ce1" office:value-type="string" calcext:value-type="string">
            <text:p>int d(java.lang.String,java.lang.String)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va.lang.Object getItem(int)</text:p>
          </table:table-cell>
          <table:table-cell table:style-name="ce1" office:value-type="string" calcext:value-type="string">
            <text:p>com.mysugr.logbook.gridview.list.LogbookListDayAdapter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void saveConfirmedStackTraces(java.lang.ref.WeakReference)</text:p>
          </table:table-cell>
          <table:table-cell table:style-name="ce1" office:value-type="string" calcext:value-type="string">
            <text:p>net.hockeyapp.android.CrashManag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void writeValueToFile(java.lang.String,java.lang.String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android.util.Log: int d(java.lang.String,java.lang.String)&gt;</text:p>
          </table:table-cell>
          <table:table-cell table:style-name="ce1" office:value-type="string" calcext:value-type="string">
            <text:p>int d(java.lang.String,java.lang.String)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void submitStackTraces(java.lang.ref.WeakReference,net.hockeyapp.android.CrashManagerListener)</text:p>
          </table:table-cell>
          <table:table-cell table:style-name="ce1" office:value-type="string" calcext:value-type="string">
            <text:p>net.hockeyapp.android.CrashManag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android.util.Log: int d(java.lang.String,java.lang.String)&gt;</text:p>
          </table:table-cell>
          <table:table-cell table:style-name="ce1" office:value-type="string" calcext:value-type="string">
            <text:p>int d(java.lang.String,java.lang.String)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void submitStackTraces(java.lang.ref.WeakReference,net.hockeyapp.android.CrashManagerListener)</text:p>
          </table:table-cell>
          <table:table-cell table:style-name="ce1" office:value-type="string" calcext:value-type="string">
            <text:p>net.hockeyapp.android.CrashManag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android.util.Log: int d(java.lang.String,java.lang.String)&gt;</text:p>
          </table:table-cell>
          <table:table-cell table:style-name="ce1" office:value-type="string" calcext:value-type="string">
            <text:p>int d(java.lang.String,java.lang.String)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string" calcext:value-type="string">
            <text:p>com.j256.ormlite.android.AndroidDatabaseResults</text:p>
          </table:table-cell>
          <table:table-cell table:style-name="ce1" office:value-type="string" calcext:value-type="string">
            <text:p>&lt;java.io.Writer: void write(java.lang.String)&gt;</text:p>
          </table:table-cell>
          <table:table-cell table:style-name="ce1" office:value-type="string" calcext:value-type="string">
            <text:p>void write(java.lang.String)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void saveException(java.lang.Throwable,net.hockeyapp.android.CrashManagerListener)</text:p>
          </table:table-cell>
          <table:table-cell table:style-name="ce1" office:value-type="string" calcext:value-type="string">
            <text:p>net.hockeyapp.android.ExceptionHandler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northpark.drinkwater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android.database.Cursor: java.lang.String getString(int)&gt;</text:p>
          </table:table-cell>
          <table:table-cell table:style-name="ce1" office:value-type="string" calcext:value-type="string">
            <text:p>java.lang.String getString(int)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om.northpark.drinkwater.e.c a(android.content.Context,java.lang.String)</text:p>
          </table:table-cell>
          <table:table-cell table:style-name="ce1" office:value-type="string" calcext:value-type="string">
            <text:p>com.northpark.drinkwater.c.c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677" calcext:value-type="float">
            <text:p>167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l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1622" calcext:value-type="float">
            <text:p>16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j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1644" calcext:value-type="float">
            <text:p>16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k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1395" calcext:value-type="float">
            <text:p>139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void c(double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416" calcext:value-type="float">
            <text:p>14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oid c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691" calcext:value-type="float">
            <text:p>169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m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677" calcext:value-type="float">
            <text:p>167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l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n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c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Intent: android.content.Intent putExtra(java.lang.String,java.lang.String)&gt;</text:p>
          </table:table-cell>
          <table:table-cell table:style-name="ce1" office:value-type="string" calcext:value-type="string">
            <text:p>android.content.Intent putExtra(java.lang.String,java.lang.String)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void onStart(android.content.Intent,int)</text:p>
          </table:table-cell>
          <table:table-cell table:style-name="ce1" office:value-type="string" calcext:value-type="string">
            <text:p>com.northpark.drinkwater.service.UpdateAppWidgetService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oid b(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office:value-type="string" calcext:value-type="string">
            <text:p>&lt;android.content.SharedPreferences$Editor: android.content.SharedPreferences$Editor putString(java.lang.String,java.lang.String)&gt;</text:p>
          </table:table-cell>
          <table:table-cell table:style-name="ce1" office:value-type="string" calcext:value-type="string">
            <text:p>android.content.SharedPreferences$Editor putString(java.lang.String,java.lang.String)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1723" calcext:value-type="float">
            <text:p>17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oid o(java.lang.String)</text:p>
          </table:table-cell>
          <table:table-cell table:style-name="ce1" office:value-type="string" calcext:value-type="string">
            <text:p>com.northpark.drinkwater.j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va.lang.String a(int,java.lang.String,int)</text:p>
          </table:table-cell>
          <table:table-cell table:style-name="ce1" office:value-type="string" calcext:value-type="string">
            <text:p>com.northpark.drinkwater.recommend.d</text:p>
          </table:table-cell>
          <table:table-cell table:style-name="ce1" office:value-type="string" calcext:value-type="string">
            <text:p>&lt;android.util.Log: int e(java.lang.String,java.lang.String)&gt;</text:p>
          </table:table-cell>
          <table:table-cell table:style-name="ce1" office:value-type="string" calcext:value-type="string">
            <text:p>int e(java.lang.String,java.lang.String)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java.lang.String a(int,java.lang.String,int)</text:p>
          </table:table-cell>
          <table:table-cell table:style-name="ce1" office:value-type="string" calcext:value-type="string">
            <text:p>com.northpark.drinkwater.recommend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va.lang.String a(int,java.lang.String,int)</text:p>
          </table:table-cell>
          <table:table-cell table:style-name="ce1" office:value-type="string" calcext:value-type="string">
            <text:p>com.northpark.drinkwater.recommend.d</text:p>
          </table:table-cell>
          <table:table-cell table:style-name="ce1" office:value-type="string" calcext:value-type="string">
            <text:p>&lt;java.io.OutputStream: void write(byte[])&gt;</text:p>
          </table:table-cell>
          <table:table-cell table:style-name="ce1" office:value-type="string" calcext:value-type="string">
            <text:p>void write(byte[])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va.lang.String a()</text:p>
          </table:table-cell>
          <table:table-cell table:style-name="ce1" office:value-type="string" calcext:value-type="string">
            <text:p>com.northpark.drinkwater.recommend.d</text:p>
          </table:table-cell>
          <table:table-cell table:style-name="ce1" table:number-columns-repeated="1006"/>
          <table:table-cell table:number-columns-repeated="4"/>
        </table:table-row>
        <table:table-row table:style-name="ro1">
          <table:table-cell table:style-name="ce2" office:value-type="string" calcext:value-type="string">
            <text:p>&lt;android.database.Cursor: java.lang.String getString(int)&gt;</text:p>
          </table:table-cell>
          <table:table-cell table:style-name="ce2" office:value-type="string" calcext:value-type="string">
            <text:p>java.lang.String getString(int)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float" office:value="1191" calcext:value-type="float">
            <text:p>119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m.northpark.drinkwater.e.d g(android.content.Context,java.lang.String)</text:p>
          </table:table-cell>
          <table:table-cell table:style-name="ce2" office:value-type="string" calcext:value-type="string">
            <text:p>com.northpark.drinkwater.c.c</text:p>
          </table:table-cell>
          <table:table-cell table:style-name="ce2" office:value-type="string" calcext:value-type="string">
            <text:p>&lt;android.util.Log: int d(java.lang.String,java.lang.String)&gt;</text:p>
          </table:table-cell>
          <table:table-cell table:style-name="ce2" office:value-type="string" calcext:value-type="string">
            <text:p>int d(java.lang.String,java.lang.String)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void b(android.content.Context,com.northpark.drinkwater.j.d,boolean)</text:p>
          </table:table-cell>
          <table:table-cell table:style-name="ce2" office:value-type="string" calcext:value-type="string">
            <text:p>com.northpark.drinkwater.j.n</text:p>
          </table:table-cell>
          <table:table-cell table:style-name="ce2" office:value-type="string" calcext:value-type="string">
            <text:p>the method containing the source is called in the method containing the sink. The date is queried and actually used in the sink, so the flow seems to be correct</text:p>
          </table:table-cell>
          <table:table-cell table:style-name="ce2" table:number-columns-repeated="1005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OnVation.FitnessRecipeOfTheDay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com.popularapp.abdominalexercise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java.util.Locale: java.lang.String getCountry()&gt;</text:p>
          </table:table-cell>
          <table:table-cell table:style-name="ce1" office:value-type="string" calcext:value-type="string">
            <text:p>java.lang.String getCountry()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va.lang.String a(int,java.lang.String,int)</text:p>
          </table:table-cell>
          <table:table-cell table:style-name="ce1" office:value-type="string" calcext:value-type="string">
            <text:p>com.popularapp.abdominalexercise.utils.f</text:p>
          </table:table-cell>
          <table:table-cell table:style-name="ce1" office:value-type="string" calcext:value-type="string">
            <text:p>&lt;java.io.OutputStream: void write(byte[])&gt;</text:p>
          </table:table-cell>
          <table:table-cell table:style-name="ce1" office:value-type="string" calcext:value-type="string">
            <text:p>void write(byte[])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java.lang.String a()</text:p>
          </table:table-cell>
          <table:table-cell table:style-name="ce1" office:value-type="string" calcext:value-type="string">
            <text:p>com.popularapp.abdominalexercise.utils.f</text:p>
          </table:table-cell>
          <table:table-cell table:style-name="ce1" table:number-columns-repeated="1006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popularapp.sevenmins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&lt;java.util.Locale: java.lang.String getCountry()&gt;</text:p>
          </table:table-cell>
          <table:table-cell table:style-name="ce4" office:value-type="string" calcext:value-type="string">
            <text:p>java.lang.String getCountry()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void a(android.content.Context)</text:p>
          </table:table-cell>
          <table:table-cell table:style-name="ce4" office:value-type="string" calcext:value-type="string">
            <text:p>com.popularapp.sevenmins.utils.j</text:p>
          </table:table-cell>
          <table:table-cell table:style-name="ce4" office:value-type="string" calcext:value-type="string">
            <text:p>&lt;android.util.Log: int v(java.lang.String,java.lang.String)&gt;</text:p>
          </table:table-cell>
          <table:table-cell table:style-name="ce4" office:value-type="string" calcext:value-type="string">
            <text:p>int v(java.lang.String,java.lang.String)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oid didFailToLoadRewardedVideo(java.lang.String,com.chartboost.sdk.Model.CBError$CBImpressionError)</text:p>
          </table:table-cell>
          <table:table-cell table:style-name="ce4" office:value-type="string" calcext:value-type="string">
            <text:p>com.popularapp.sevenmins.b.b</text:p>
          </table:table-cell>
          <table:table-cell table:style-name="ce4" office:value-type="string" calcext:value-type="string">
            <text:p>mutation of source happened after sink was called</text:p>
          </table:table-cell>
          <table:table-cell table:style-name="ce4" table:number-columns-repeated="1005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m.sillens.shapeupclub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com.teerstudios.buttchallenge2</text:p>
          </table:table-cell>
          <table:table-cell table:style-name="ce8"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>
            <text:p>digifit.virtuagym.foodtracker</text:p>
          </table:table-cell>
          <table:table-cell table:style-name="ce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&lt;android.database.Cursor: java.lang.String getString(int)&gt;</text:p>
          </table:table-cell>
          <table:table-cell table:style-name="ce10" office:value-type="string" calcext:value-type="string">
            <text:p>java.lang.String getString(int)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digifit.virtuagym.foodtracker.db.FoodDefinition b(android.database.Cursor)</text:p>
          </table:table-cell>
          <table:table-cell table:style-name="ce10" office:value-type="string" calcext:value-type="string">
            <text:p>digifit.virtuagym.foodtracker.db.FoodDefinition</text:p>
          </table:table-cell>
          <table:table-cell table:style-name="ce10" office:value-type="string" calcext:value-type="string">
            <text:p>&lt;java.net.URL: void &lt;init&gt;(java.lang.String)&gt;</text:p>
          </table:table-cell>
          <table:table-cell table:style-name="ce10" office:value-type="string" calcext:value-type="string">
            <text:p>void &lt;init&gt;(java.lang.String)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java.net.HttpURLConnection c(java.lang.String,java.lang.Object)</text:p>
          </table:table-cell>
          <table:table-cell table:style-name="ce10" office:value-type="string" calcext:value-type="string">
            <text:p>com.nostra13.universalimageloader.core.download.BaseImageDownloader</text:p>
          </table:table-cell>
          <table:table-cell table:style-name="ce10" office:value-type="string" calcext:value-type="string">
            <text:p>value appeared in sink again</text:p>
          </table:table-cell>
          <table:table-cell table:style-name="ce10" table:number-columns-repeated="1005"/>
          <table:table-cell table:number-columns-repeated="4"/>
        </table:table-row>
        <table:table-row table:style-name="ro1">
          <table:table-cell table:style-name="ce10" office:value-type="string" calcext:value-type="string">
            <text:p>&lt;android.database.Cursor: java.lang.String getString(int)&gt;</text:p>
          </table:table-cell>
          <table:table-cell table:style-name="ce10" office:value-type="string" calcext:value-type="string">
            <text:p>java.lang.String getString(int)</text:p>
          </table:table-cell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digifit.virtuagym.foodtracker.db.FoodDefinition b(digifit.virtuagym.foodtracker.db.FoodDefinition,android.database.Cursor)</text:p>
          </table:table-cell>
          <table:table-cell table:style-name="ce10" office:value-type="string" calcext:value-type="string">
            <text:p>digifit.virtuagym.foodtracker.db.FoodDefinitionDataSource</text:p>
          </table:table-cell>
          <table:table-cell table:style-name="ce10" office:value-type="string" calcext:value-type="string">
            <text:p>&lt;android.util.Log: int i(java.lang.String,java.lang.String,java.lang.Throwable)&gt;</text:p>
          </table:table-cell>
          <table:table-cell table:style-name="ce10" office:value-type="string" calcext:value-type="string">
            <text:p>int i(java.lang.String,java.lang.String,java.lang.Throwable)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void b(java.lang.String,java.lang.String)</text:p>
          </table:table-cell>
          <table:table-cell table:style-name="ce10" office:value-type="string" calcext:value-type="string">
            <text:p>com.crashlytics.android.internal.r</text:p>
          </table:table-cell>
          <table:table-cell table:style-name="ce10" office:value-type="string" calcext:value-type="string">
            <text:p>value appeared in sink again</text:p>
          </table:table-cell>
          <table:table-cell table:style-name="ce10" table:number-columns-repeated="1005"/>
          <table:table-cell table:number-columns-repeated="4"/>
        </table:table-row>
        <table:table-row table:style-name="ro1">
          <table:table-cell table:style-name="ce10" office:value-type="string" calcext:value-type="string">
            <text:p>&lt;android.database.Cursor: java.lang.String getString(int)&gt;</text:p>
          </table:table-cell>
          <table:table-cell table:style-name="ce10" office:value-type="string" calcext:value-type="string">
            <text:p>java.lang.String getString(int)</text:p>
          </table:table-cell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digifit.virtuagym.foodtracker.db.FoodDefinition b(digifit.virtuagym.foodtracker.db.FoodDefinition,android.database.Cursor)</text:p>
          </table:table-cell>
          <table:table-cell table:style-name="ce10" office:value-type="string" calcext:value-type="string">
            <text:p>digifit.virtuagym.foodtracker.db.FoodDefinitionDataSource</text:p>
          </table:table-cell>
          <table:table-cell table:style-name="ce10" office:value-type="string" calcext:value-type="string">
            <text:p>&lt;java.io.OutputStream: void write(byte[],int,int)&gt;</text:p>
          </table:table-cell>
          <table:table-cell table:style-name="ce10" office:value-type="string" calcext:value-type="string">
            <text:p>void write(byte[],int,int)</text:p>
          </table:table-cell>
          <table:table-cell table:style-name="ce10" office:value-type="float" office:value="744" calcext:value-type="float">
            <text:p>744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void a(byte[])</text:p>
          </table:table-cell>
          <table:table-cell table:style-name="ce10" office:value-type="string" calcext:value-type="string">
            <text:p>com.crashlytics.android.h</text:p>
          </table:table-cell>
          <table:table-cell table:style-name="ce2" office:value-type="string" calcext:value-type="string">
            <text:p>crash directly after read, which did not occur for original run (can be seen in the log)</text:p>
          </table:table-cell>
          <table:table-cell table:style-name="ce10" table:number-columns-repeated="1005"/>
          <table:table-cell table:number-columns-repeated="4"/>
        </table:table-row>
        <table:table-row table:style-name="ro1">
          <table:table-cell table:style-name="ce10" office:value-type="string" calcext:value-type="string">
            <text:p>&lt;android.database.Cursor: java.lang.String getString(int)&gt;</text:p>
          </table:table-cell>
          <table:table-cell table:style-name="ce10" office:value-type="string" calcext:value-type="string">
            <text:p>java.lang.String getString(int)</text:p>
          </table:table-cell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digifit.virtuagym.foodtracker.db.FoodDefinition b(digifit.virtuagym.foodtracker.db.FoodDefinition,android.database.Cursor)</text:p>
          </table:table-cell>
          <table:table-cell table:style-name="ce10" office:value-type="string" calcext:value-type="string">
            <text:p>digifit.virtuagym.foodtracker.db.FoodDefinitionDataSource</text:p>
          </table:table-cell>
          <table:table-cell table:style-name="ce10" office:value-type="string" calcext:value-type="string">
            <text:p>&lt;java.net.URL: void &lt;init&gt;(java.lang.String)&gt;</text:p>
          </table:table-cell>
          <table:table-cell table:style-name="ce10" office:value-type="string" calcext:value-type="string">
            <text:p>void &lt;init&gt;(java.lang.String)</text:p>
          </table:table-cell>
          <table:table-cell table:style-name="ce10" office:value-type="float" office:value="756" calcext:value-type="float">
            <text:p>756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java.lang.String c(java.lang.CharSequence)</text:p>
          </table:table-cell>
          <table:table-cell table:style-name="ce10" office:value-type="string" calcext:value-type="string">
            <text:p>com.crashlytics.android.internal.ay</text:p>
          </table:table-cell>
          <table:table-cell table:style-name="ce2" office:value-type="string" calcext:value-type="string">
            <text:p>crash directly after read, which did not occur for original run (can be seen in the log)</text:p>
          </table:table-cell>
          <table:table-cell table:style-name="ce10" table:number-columns-repeated="1005"/>
          <table:table-cell table:number-columns-repeated="4"/>
        </table:table-row>
        <table:table-row table:style-name="ro1">
          <table:table-cell table:style-name="ce10" office:value-type="string" calcext:value-type="string">
            <text:p>&lt;android.database.Cursor: java.lang.String getString(int)&gt;</text:p>
          </table:table-cell>
          <table:table-cell table:style-name="ce10" office:value-type="string" calcext:value-type="string">
            <text:p>java.lang.String getString(int)</text:p>
          </table:table-cell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digifit.virtuagym.foodtracker.db.FoodDefinition b(digifit.virtuagym.foodtracker.db.FoodDefinition,android.database.Cursor)</text:p>
          </table:table-cell>
          <table:table-cell table:style-name="ce10" office:value-type="string" calcext:value-type="string">
            <text:p>digifit.virtuagym.foodtracker.db.FoodDefinitionDataSource</text:p>
          </table:table-cell>
          <table:table-cell table:style-name="ce10" office:value-type="string" calcext:value-type="string">
            <text:p>&lt;java.net.URL: void &lt;init&gt;(java.lang.String)&gt;</text:p>
          </table:table-cell>
          <table:table-cell table:style-name="ce10" office:value-type="string" calcext:value-type="string">
            <text:p>void &lt;init&gt;(java.lang.String)</text:p>
          </table:table-cell>
          <table:table-cell table:style-name="ce10" office:value-type="float" office:value="1305" calcext:value-type="float">
            <text:p>130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void &lt;init&gt;(java.lang.CharSequence,java.lang.String)</text:p>
          </table:table-cell>
          <table:table-cell table:style-name="ce10" office:value-type="string" calcext:value-type="string">
            <text:p>com.crashlytics.android.internal.ay</text:p>
          </table:table-cell>
          <table:table-cell table:style-name="ce2" office:value-type="string" calcext:value-type="string">
            <text:p>crash directly after read, which did not occur for original run (can be seen in the log)</text:p>
          </table:table-cell>
          <table:table-cell table:style-name="ce10" table:number-columns-repeated="1005"/>
          <table:table-cell table:number-columns-repeated="4"/>
        </table:table-row>
        <table:table-row table:style-name="ro1">
          <table:table-cell table:style-name="ce10" office:value-type="string" calcext:value-type="string">
            <text:p>&lt;android.database.Cursor: java.lang.String getString(int)&gt;</text:p>
          </table:table-cell>
          <table:table-cell table:style-name="ce10" office:value-type="string" calcext:value-type="string">
            <text:p>java.lang.String getString(int)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digifit.virtuagym.foodtracker.db.FoodDefinition b(digifit.virtuagym.foodtracker.db.FoodDefinition,android.database.Cursor)</text:p>
          </table:table-cell>
          <table:table-cell table:style-name="ce10" office:value-type="string" calcext:value-type="string">
            <text:p>digifit.virtuagym.foodtracker.db.FoodDefinitionDataSource</text:p>
          </table:table-cell>
          <table:table-cell table:style-name="ce10" office:value-type="string" calcext:value-type="string">
            <text:p>&lt;android.util.Log: int i(java.lang.String,java.lang.String,java.lang.Throwable)&gt;</text:p>
          </table:table-cell>
          <table:table-cell table:style-name="ce10" office:value-type="string" calcext:value-type="string">
            <text:p>int i(java.lang.String,java.lang.String,java.lang.Throwable)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void b(java.lang.String,java.lang.String)</text:p>
          </table:table-cell>
          <table:table-cell table:style-name="ce10" office:value-type="string" calcext:value-type="string">
            <text:p>com.crashlytics.android.internal.r</text:p>
          </table:table-cell>
          <table:table-cell table:style-name="ce2" office:value-type="string" calcext:value-type="string">
            <text:p>crash directly after read, which did not occur for original run (can be seen in the log)</text:p>
          </table:table-cell>
          <table:table-cell table:style-name="ce10" table:number-columns-repeated="1005"/>
          <table:table-cell table:number-columns-repeated="4"/>
        </table:table-row>
        <table:table-row table:style-name="ro1">
          <table:table-cell table:style-name="ce10" office:value-type="string" calcext:value-type="string">
            <text:p>&lt;android.database.Cursor: java.lang.String getString(int)&gt;</text:p>
          </table:table-cell>
          <table:table-cell table:style-name="ce10" office:value-type="string" calcext:value-type="string">
            <text:p>java.lang.String getString(int)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digifit.virtuagym.foodtracker.db.FoodDefinition b(digifit.virtuagym.foodtracker.db.FoodDefinition,android.database.Cursor)</text:p>
          </table:table-cell>
          <table:table-cell table:style-name="ce10" office:value-type="string" calcext:value-type="string">
            <text:p>digifit.virtuagym.foodtracker.db.FoodDefinitionDataSource</text:p>
          </table:table-cell>
          <table:table-cell table:style-name="ce10" office:value-type="string" calcext:value-type="string">
            <text:p>&lt;java.io.OutputStream: void write(byte[],int,int)&gt;</text:p>
          </table:table-cell>
          <table:table-cell table:style-name="ce10" office:value-type="string" calcext:value-type="string">
            <text:p>void write(byte[],int,int)</text:p>
          </table:table-cell>
          <table:table-cell table:style-name="ce10" office:value-type="float" office:value="744" calcext:value-type="float">
            <text:p>744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void a(byte[])</text:p>
          </table:table-cell>
          <table:table-cell table:style-name="ce10" office:value-type="string" calcext:value-type="string">
            <text:p>com.crashlytics.android.h</text:p>
          </table:table-cell>
          <table:table-cell table:style-name="ce2" office:value-type="string" calcext:value-type="string">
            <text:p>crash directly after read, which did not occur for original run (can be seen in the log)</text:p>
          </table:table-cell>
          <table:table-cell table:style-name="ce10" table:number-columns-repeated="1005"/>
          <table:table-cell table:number-columns-repeated="4"/>
        </table:table-row>
        <table:table-row table:style-name="ro1">
          <table:table-cell table:style-name="ce10" office:value-type="string" calcext:value-type="string">
            <text:p>&lt;android.database.Cursor: java.lang.String getString(int)&gt;</text:p>
          </table:table-cell>
          <table:table-cell table:style-name="ce10" office:value-type="string" calcext:value-type="string">
            <text:p>java.lang.String getString(int)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digifit.virtuagym.foodtracker.db.FoodDefinition b(digifit.virtuagym.foodtracker.db.FoodDefinition,android.database.Cursor)</text:p>
          </table:table-cell>
          <table:table-cell table:style-name="ce10" office:value-type="string" calcext:value-type="string">
            <text:p>digifit.virtuagym.foodtracker.db.FoodDefinitionDataSource</text:p>
          </table:table-cell>
          <table:table-cell table:style-name="ce10" office:value-type="string" calcext:value-type="string">
            <text:p>&lt;java.net.URL: void &lt;init&gt;(java.lang.String)&gt;</text:p>
          </table:table-cell>
          <table:table-cell table:style-name="ce10" office:value-type="string" calcext:value-type="string">
            <text:p>void &lt;init&gt;(java.lang.String)</text:p>
          </table:table-cell>
          <table:table-cell table:style-name="ce10" office:value-type="float" office:value="756" calcext:value-type="float">
            <text:p>756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java.lang.String c(java.lang.CharSequence)</text:p>
          </table:table-cell>
          <table:table-cell table:style-name="ce10" office:value-type="string" calcext:value-type="string">
            <text:p>com.crashlytics.android.internal.ay</text:p>
          </table:table-cell>
          <table:table-cell table:style-name="ce2" office:value-type="string" calcext:value-type="string">
            <text:p>crash directly after read, which did not occur for original run (can be seen in the log)</text:p>
          </table:table-cell>
          <table:table-cell table:style-name="ce10" table:number-columns-repeated="1005"/>
          <table:table-cell table:number-columns-repeated="4"/>
        </table:table-row>
        <table:table-row table:style-name="ro1">
          <table:table-cell table:style-name="ce10" office:value-type="string" calcext:value-type="string">
            <text:p>&lt;android.database.Cursor: java.lang.String getString(int)&gt;</text:p>
          </table:table-cell>
          <table:table-cell table:style-name="ce10" office:value-type="string" calcext:value-type="string">
            <text:p>java.lang.String getString(int)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digifit.virtuagym.foodtracker.db.FoodDefinition b(digifit.virtuagym.foodtracker.db.FoodDefinition,android.database.Cursor)</text:p>
          </table:table-cell>
          <table:table-cell table:style-name="ce10" office:value-type="string" calcext:value-type="string">
            <text:p>digifit.virtuagym.foodtracker.db.FoodDefinitionDataSource</text:p>
          </table:table-cell>
          <table:table-cell table:style-name="ce10" office:value-type="string" calcext:value-type="string">
            <text:p>&lt;java.net.URL: void &lt;init&gt;(java.lang.String)&gt;</text:p>
          </table:table-cell>
          <table:table-cell table:style-name="ce10" office:value-type="string" calcext:value-type="string">
            <text:p>void &lt;init&gt;(java.lang.String)</text:p>
          </table:table-cell>
          <table:table-cell table:style-name="ce10" office:value-type="float" office:value="1305" calcext:value-type="float">
            <text:p>130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void &lt;init&gt;(java.lang.CharSequence,java.lang.String)</text:p>
          </table:table-cell>
          <table:table-cell table:style-name="ce10" office:value-type="string" calcext:value-type="string">
            <text:p>com.crashlytics.android.internal.ay</text:p>
          </table:table-cell>
          <table:table-cell table:style-name="ce2" office:value-type="string" calcext:value-type="string">
            <text:p>crash directly after read, which did not occur for original run (can be seen in the log)</text:p>
          </table:table-cell>
          <table:table-cell table:style-name="ce10" table:number-columns-repeated="1005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opunktschmidt.fastcaloriecounter</text:p>
          </table:table-cell>
          <table:table-cell table:style-name="ce8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4">00.00.0000</text:date>, <text:time style:data-style-name="N2" text:time-value="11:26:12.32888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13:45:17.746121000</dc:date>
    <meta:editing-duration>P2DT22H36M48S</meta:editing-duration>
    <meta:editing-cycles>9</meta:editing-cycles>
    <meta:generator>LibreOffice/5.4.1.2$MacOSX_X86_64 LibreOffice_project/ea7cb86e6eeb2bf3a5af73a8f7777ac570321527</meta:generator>
    <meta:document-statistic meta:table-count="1" meta:cell-count="847" meta:object-count="0"/>
  </office:meta>
</office:document-meta>
</file>